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draw:fill="none" fo:min-height="3.56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6.3cm" svg:height="4.2cm" svg:x="2.2cm" svg:y="3.6cm">
          <text:p text:style-name="P1">AFFICHE DU FILM</text:p>
          <text:p text:style-name="P1">OU IMAGE</text:p>
          <text:p text:style-name="P1"/>
          <text:p text:style-name="P1">Titre + durée</text:p>
          <text:p text:style-name="P1">« zone= démarrage »</text:p>
        </draw:rect>
        <draw:rect draw:style-name="gr2" draw:text-style-name="P1" draw:layer="layout" svg:width="6.3cm" svg:height="4.2cm" svg:x="11.4cm" svg:y="3.3cm">
          <text:p/>
        </draw:rect>
        <draw:rect draw:style-name="gr2" draw:text-style-name="P1" draw:layer="layout" svg:width="6.3cm" svg:height="4.2cm" svg:x="19.9cm" svg:y="3.5cm">
          <text:p/>
        </draw:rect>
        <draw:rect draw:style-name="gr2" draw:text-style-name="P1" draw:layer="layout" svg:width="6.3cm" svg:height="4.2cm" svg:x="2cm" svg:y="9.1cm">
          <text:p/>
        </draw:rect>
        <draw:rect draw:style-name="gr2" draw:text-style-name="P1" draw:layer="layout" svg:width="6.3cm" svg:height="4.2cm" svg:x="10.9cm" svg:y="9.3cm">
          <text:p/>
        </draw:rect>
        <draw:rect draw:style-name="gr2" draw:text-style-name="P1" draw:layer="layout" svg:width="6.3cm" svg:height="4.2cm" svg:x="20.2cm" svg:y="9.6cm">
          <text:p/>
        </draw:rect>
        <draw:rect draw:style-name="gr2" draw:text-style-name="P1" draw:layer="layout" svg:width="6.3cm" svg:height="4.2cm" svg:x="1.8cm" svg:y="14.8cm">
          <text:p/>
        </draw:rect>
        <draw:rect draw:style-name="gr2" draw:text-style-name="P1" draw:layer="layout" svg:width="6.3cm" svg:height="4.2cm" svg:x="10.9cm" svg:y="14.9cm">
          <text:p/>
        </draw:rect>
        <draw:rect draw:style-name="gr2" draw:text-style-name="P1" draw:layer="layout" svg:width="6.3cm" svg:height="4.2cm" svg:x="20.3cm" svg:y="15cm">
          <text:p/>
        </draw:rect>
        <draw:rect draw:style-name="gr1" draw:text-style-name="P1" draw:layer="layout" svg:width="8.6cm" svg:height="1.3cm" svg:x="0.9cm" svg:y="1cm">
          <text:p text:style-name="P1">LISTE DES FILMS</text:p>
        </draw:rect>
        <draw:rect draw:style-name="gr1" draw:text-style-name="P1" draw:layer="layout" svg:width="9.899cm" svg:height="1.6cm" draw:transform="skewX (-0.0062831853071784) rotate (0.0045378560551844) translate (15.794cm 0.668cm)">
          <text:p text:style-name="P1">LECTEUR DE FILMS</text:p>
        </draw:rect>
        <draw:frame draw:style-name="gr3" draw:text-style-name="P1" draw:layer="layout" svg:width="6.543cm" svg:height="3.812cm" svg:x="11.457cm" svg:y="3.7cm">
          <draw:text-box>
            <text:p text:style-name="P1">AFFICHE DU FILM</text:p>
            <text:p text:style-name="P1">OU IMAGE</text:p>
            <text:p text:style-name="P1"/>
            <text:p text:style-name="P1">Titre + durée</text:p>
            <text:p text:style-name="P1">« zone= démarrage »</text:p>
          </draw:text-box>
        </draw:frame>
        <draw:frame draw:style-name="gr3" draw:text-style-name="P1" draw:layer="layout" svg:width="6.543cm" svg:height="3.812cm" svg:x="20cm" svg:y="3.688cm">
          <draw:text-box>
            <text:p text:style-name="P1">AFFICHE DU FILM</text:p>
            <text:p text:style-name="P1">OU IMAGE</text:p>
            <text:p text:style-name="P1"/>
            <text:p text:style-name="P1">Titre + durée</text:p>
            <text:p text:style-name="P1">« zone= démarrage »</text:p>
          </draw:text-box>
        </draw:frame>
        <draw:frame draw:style-name="gr3" draw:text-style-name="P1" draw:layer="layout" svg:width="6.543cm" svg:height="3.812cm" svg:x="2.3cm" svg:y="9.1cm">
          <draw:text-box>
            <text:p text:style-name="P1">AFFICHE DU FILM</text:p>
            <text:p text:style-name="P1">OU IMAGE</text:p>
            <text:p text:style-name="P1"/>
            <text:p text:style-name="P1">Titre + durée</text:p>
            <text:p text:style-name="P1">« zone= démarrage »</text:p>
          </draw:text-box>
        </draw:frame>
        <draw:frame draw:style-name="gr3" draw:text-style-name="P1" draw:layer="layout" svg:width="6.543cm" svg:height="3.812cm" svg:x="10.9cm" svg:y="9.7cm">
          <draw:text-box>
            <text:p text:style-name="P1">AFFICHE DU FILM</text:p>
            <text:p text:style-name="P1">OU IMAGE</text:p>
            <text:p text:style-name="P1"/>
            <text:p text:style-name="P1">Titre + durée</text:p>
            <text:p text:style-name="P1">« zone= démarrage »</text:p>
          </draw:text-box>
        </draw:frame>
        <draw:frame draw:style-name="gr3" draw:text-style-name="P1" draw:layer="layout" svg:width="6.543cm" svg:height="3.812cm" svg:x="20cm" svg:y="9.7cm">
          <draw:text-box>
            <text:p text:style-name="P1">AFFICHE DU FILM</text:p>
            <text:p text:style-name="P1">OU IMAGE</text:p>
            <text:p text:style-name="P1"/>
            <text:p text:style-name="P1">Titre + durée</text:p>
            <text:p text:style-name="P1">« zone= démarrage »</text:p>
          </draw:text-box>
        </draw:frame>
        <draw:frame draw:style-name="gr3" draw:text-style-name="P1" draw:layer="layout" svg:width="6.543cm" svg:height="3.812cm" svg:x="1.5cm" svg:y="15.088cm">
          <draw:text-box>
            <text:p text:style-name="P1">AFFICHE DU FILM</text:p>
            <text:p text:style-name="P1">OU IMAGE</text:p>
            <text:p text:style-name="P1"/>
            <text:p text:style-name="P1">Titre + durée</text:p>
            <text:p text:style-name="P1">« zone= démarrage »</text:p>
          </draw:text-box>
        </draw:frame>
        <draw:frame draw:style-name="gr3" draw:text-style-name="P1" draw:layer="layout" svg:width="6.543cm" svg:height="3.812cm" svg:x="10.857cm" svg:y="15.088cm">
          <draw:text-box>
            <text:p text:style-name="P1">AFFICHE DU FILM</text:p>
            <text:p text:style-name="P1">OU IMAGE</text:p>
            <text:p text:style-name="P1"/>
            <text:p text:style-name="P1">Titre + durée</text:p>
            <text:p text:style-name="P1">« zone= démarrage »</text:p>
          </draw:text-box>
        </draw:frame>
        <draw:frame draw:style-name="gr3" draw:text-style-name="P1" draw:layer="layout" svg:width="6.543cm" svg:height="3.812cm" svg:x="20.157cm" svg:y="15.588cm">
          <draw:text-box>
            <text:p text:style-name="P1">AFFICHE DU FILM</text:p>
            <text:p text:style-name="P1">OU IMAGE</text:p>
            <text:p text:style-name="P1"/>
            <text:p text:style-name="P1">Titre + durée</text:p>
            <text:p text:style-name="P1">« zone= démarrage »</text:p>
          </draw:text-box>
        </draw:frame>
        <draw:rect draw:style-name="gr1" draw:text-style-name="P1" draw:layer="layout" svg:width="11.3cm" svg:height="0.8cm" svg:x="16.5cm" svg:y="19.9cm">
          <text:p text:style-name="P1">Background = noir / color texte blanc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3-23T16:29:20.39</meta:creation-date>
    <dc:date>2020-03-23T16:47:49.63</dc:date>
    <meta:editing-duration>PT3M18S</meta:editing-duration>
    <meta:editing-cycles>1</meta:editing-cycles>
    <meta:generator>OpenOffice/4.1.3$Win32 OpenOffice.org_project/413m1$Build-9783</meta:generator>
    <meta:document-statistic meta:object-count="20"/>
  </office:meta>
</office:document-meta>
</file>